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50000022F3CC1BC23.png"/>
  <manifest:file-entry manifest:media-type="image/png" manifest:full-path="Pictures/100000000000047A0000018961F696F4.png"/>
  <manifest:file-entry manifest:media-type="image/png" manifest:full-path="Pictures/1000000000000472000002473174A6A5.png"/>
  <manifest:file-entry manifest:media-type="image/png" manifest:full-path="Pictures/100000000000046E0000018FCA98C7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8.327cm" draw:z-index="0"><draw:image xlink:href="Pictures/10000000000004750000022F3CC1BC2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2" text:anchor-type="paragraph" svg:width="17cm" svg:height="5.981cm" draw:z-index="1"><draw:image xlink:href="Pictures/100000000000046E0000018FCA98C72D.png" xlink:type="simple" xlink:show="embed" xlink:actuate="onLoad"/></draw:frame></text:p>
      <text:p text:style-name="Standard"/>
      <text:p text:style-name="Standard"/>
      <text:p text:style-name="Standard"><draw:frame draw:style-name="fr1" draw:name="graphics3" text:anchor-type="paragraph" svg:width="17cm" svg:height="5.83cm" draw:z-index="2"><draw:image xlink:href="Pictures/100000000000047A0000018961F696F4.png" xlink:type="simple" xlink:show="embed" xlink:actuate="onLoad"/></draw:frame></text:p>
      <text:p text:style-name="Standard"/>
      <text:p text:style-name="Standard"/>
      <text:p text:style-name="Standard"><draw:frame draw:style-name="fr2" draw:name="graphics4" text:anchor-type="paragraph" svg:width="17cm" svg:height="8.708cm" draw:z-index="3"><draw:image xlink:href="Pictures/1000000000000472000002473174A6A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skaran Thulukanam</meta:initial-creator>
    <meta:creation-date>2020-10-03T03:23:10.23</meta:creation-date>
    <meta:document-statistic meta:table-count="0" meta:image-count="4" meta:object-count="0" meta:page-count="2" meta:paragraph-count="0" meta:word-count="0" meta:character-count="0"/>
    <dc:date>2020-10-03T03:25:14.85</dc:date>
    <dc:creator>Baskaran Thulukanam</dc:creator>
    <meta:editing-duration>PT00H02M04S</meta:editing-duration>
    <meta:editing-cycles>1</meta:editing-cycles>
    <meta:generator>OpenOffice.org/3.2$Win32 OpenOffice.org_project/320m12$Build-9483</meta:generator>
  </office:meta>
</office:document-meta>
</file>